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9000000BBA00F94B5ECADCEE0.png" manifest:media-type="image/png"/>
  <manifest:file-entry manifest:full-path="Pictures/10000201000002EE000001D363E76EB681CA538E.png" manifest:media-type="image/png"/>
  <manifest:file-entry manifest:full-path="Pictures/10000201000006400000052CA21878C120AF9F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2.92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9.275cm" fo:min-width="0.643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2.926cm" fo:min-width="2.676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1.546cm" fo:min-width="2.061cm"/>
    </style:style>
    <style:style style:name="gr8" style:family="graphic" style:parent-style-name="standard">
      <style:graphic-properties draw:textarea-vertical-align="middle" draw:auto-grow-height="false" fo:min-height="2.418cm" fo:min-width="2.168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81d41a" draw:fill-color="#81d41a" draw:textarea-horizontal-align="justify" draw:textarea-vertical-align="middle" draw:auto-grow-height="false" fo:min-height="0.512cm" fo:min-width="4.834cm"/>
    </style:style>
    <style:style style:name="gr11" style:family="graphic" style:parent-style-name="objectwithoutfill">
      <style:graphic-properties svg:stroke-color="#81d41a" draw:marker-end="Arrow" draw:marker-end-width="0.3cm" draw:fill="solid" draw:fill-color="#81d41a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.021cm" fo:min-width="4.835cm" fo:wrap-option="no-wrap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="solid" draw:fill-color="#81d41a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429cm" svg:height="1.143cm" svg:x="9.355cm" svg:y="14.9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143cm" svg:height="9.525cm" svg:x="10.498cm" svg:y="5.397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2" draw:layer="layout" svg:x1="11.033cm" svg:y1="11.16cm" svg:x2="11.033cm" svg:y2="1.889cm">
            <text:p/>
          </draw:line>
          <draw:line draw:style-name="gr3" draw:text-style-name="P2" draw:layer="layout" svg:x1="11.033cm" svg:y1="11.16cm" svg:x2="5.826cm" svg:y2="11.16cm">
            <text:p/>
          </draw:line>
        </draw:g>
        <draw:frame draw:style-name="gr4" draw:text-style-name="P3" draw:layer="layout" svg:width="0.925cm" svg:height="0.962cm" svg:x="12.049cm" svg:y="2.07cm">
          <draw:text-box>
            <text:p>X</text:p>
          </draw:text-box>
        </draw:frame>
        <draw:frame draw:style-name="gr5" draw:text-style-name="P3" draw:layer="layout" svg:width="0.925cm" svg:height="0.962cm" svg:x="6.207cm" svg:y="9.944cm">
          <draw:text-box>
            <text:p>Y</text:p>
          </draw:text-box>
        </draw:frame>
        <draw:custom-shape draw:style-name="gr6" draw:text-style-name="P4" draw:layer="layout" svg:width="3.175cm" svg:height="3.175cm" svg:x="9.5cm" svg:y="9.763cm">
          <text:p text:style-name="P4">YAW</text:p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7" draw:text-style-name="P1" draw:layer="layout" svg:width="2.561cm" svg:height="1.796cm" draw:transform="rotate (-1.5707963267949) translate (6.64cm 20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143cm" svg:height="9.525cm" draw:transform="rotate (-1.5707963267949) translate (16.24cm 22.3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2" draw:layer="layout" svg:x1="10.879cm" svg:y1="22.971cm" svg:x2="10.879cm" svg:y2="18.272cm">
            <text:p/>
          </draw:line>
          <draw:line draw:style-name="gr3" draw:text-style-name="P2" draw:layer="layout" svg:x1="10.906cm" svg:y1="22.971cm" svg:x2="14.97cm" svg:y2="22.971cm">
            <text:p/>
          </draw:line>
        </draw:g>
        <draw:custom-shape draw:style-name="gr8" draw:text-style-name="P4" draw:layer="layout" svg:width="2.667cm" svg:height="2.667cm" svg:x="9.509cm" svg:y="21.574cm">
          <text:p text:style-name="P4">Pitch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5" draw:layer="layout" svg:width="5.172cm" svg:height="4.28cm" svg:x="15.418cm" svg:y="1.038cm">
          <draw:image xlink:href="Pictures/10000201000006400000052CA21878C120AF9F9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g>
          <draw:custom-shape draw:style-name="gr1" draw:text-style-name="P1" draw:layer="layout" svg:width="3.429cm" svg:height="1.143cm" svg:x="9.355cm" svg:y="14.9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143cm" svg:height="9.525cm" svg:x="10.498cm" svg:y="5.397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2" draw:layer="layout" svg:x1="11.033cm" svg:y1="11.16cm" svg:x2="11.033cm" svg:y2="1.889cm">
            <text:p/>
          </draw:line>
          <draw:line draw:style-name="gr3" draw:text-style-name="P2" draw:layer="layout" svg:x1="11.033cm" svg:y1="11.16cm" svg:x2="5.826cm" svg:y2="11.16cm">
            <text:p/>
          </draw:line>
        </draw:g>
        <draw:frame draw:style-name="gr4" draw:text-style-name="P3" draw:layer="layout" svg:width="0.925cm" svg:height="0.962cm" svg:x="12.049cm" svg:y="2.07cm">
          <draw:text-box>
            <text:p>X</text:p>
          </draw:text-box>
        </draw:frame>
        <draw:frame draw:style-name="gr5" draw:text-style-name="P3" draw:layer="layout" svg:width="0.925cm" svg:height="0.962cm" svg:x="6.207cm" svg:y="9.944cm">
          <draw:text-box>
            <text:p>Y</text:p>
          </draw:text-box>
        </draw:frame>
        <draw:frame draw:style-name="gr9" draw:text-style-name="P5" draw:layer="layout" svg:width="5.172cm" svg:height="4.28cm" svg:x="15.418cm" svg:y="1.038cm">
          <draw:image xlink:href="Pictures/10000201000006400000052CA21878C120AF9F9D.png" xlink:type="simple" xlink:show="embed" xlink:actuate="onLoad" loext:mime-type="image/png">
            <text:p/>
          </draw:image>
        </draw:frame>
        <draw:g>
          <draw:custom-shape draw:style-name="gr10" draw:text-style-name="P6" draw:layer="layout" svg:width="5.334cm" svg:height="0.762cm" svg:x="8.366cm" svg:y="8.36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1.033cm" svg:y1="9.128cm" svg:x2="11.033cm" svg:y2="12.43cm">
            <text:p/>
          </draw:line>
          <draw:line draw:style-name="gr11" draw:text-style-name="P7" draw:layer="layout" svg:x1="11.033cm" svg:y1="8.747cm" svg:x2="15.986cm" svg:y2="8.747cm">
            <text:p/>
          </draw:line>
          <draw:frame draw:style-name="gr12" draw:text-style-name="P8" draw:layer="layout" svg:width="0.82cm" svg:height="0.962cm" svg:x="11.102cm" svg:y="10.325cm">
            <draw:text-box>
              <text:p>x</text:p>
            </draw:text-box>
          </draw:frame>
          <draw:frame draw:style-name="gr12" draw:text-style-name="P8" draw:layer="layout" svg:width="0.82cm" svg:height="0.962cm" svg:x="14.15cm" svg:y="7.731cm">
            <draw:text-box>
              <text:p>z</text:p>
            </draw:text-box>
          </draw:frame>
          <draw:frame draw:style-name="gr12" draw:text-style-name="P8" draw:layer="layout" svg:width="3.271cm" svg:height="0.962cm" svg:x="9.382cm" svg:y="7.35cm">
            <draw:text-box>
              <text:p>Rot = 180</text:p>
            </draw:text-box>
          </draw:frame>
        </draw:g>
        <draw:g>
          <draw:custom-shape draw:style-name="gr10" draw:text-style-name="P6" draw:layer="layout" svg:width="5.334cm" svg:height="0.762cm" draw:transform="rotate (1.5707963267949) translate (3.667cm 11.414cm)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4.429cm" svg:y1="8.747cm" svg:x2="7.731cm" svg:y2="8.747cm">
            <text:p/>
          </draw:line>
          <draw:line draw:style-name="gr11" draw:text-style-name="P7" draw:layer="layout" svg:x1="4.048cm" svg:y1="8.747cm" svg:x2="4.048cm" svg:y2="3.794cm">
            <text:p/>
          </draw:line>
          <draw:frame draw:style-name="gr12" draw:text-style-name="P8" draw:layer="layout" svg:width="0.82cm" svg:height="0.962cm" draw:transform="rotate (1.5707963267949) translate (5.626cm 8.678cm)">
            <draw:text-box>
              <text:p>x</text:p>
            </draw:text-box>
          </draw:frame>
          <draw:frame draw:style-name="gr12" draw:text-style-name="P8" draw:layer="layout" svg:width="0.82cm" svg:height="0.962cm" draw:transform="rotate (1.5707963267949) translate (3.032cm 5.63cm)">
            <draw:text-box>
              <text:p>z</text:p>
            </draw:text-box>
          </draw:frame>
          <draw:frame draw:style-name="gr12" draw:text-style-name="P8" draw:layer="layout" svg:width="3.131cm" svg:height="0.962cm" draw:transform="rotate (1.5707963267949) translate (2.651cm 10.398cm)">
            <draw:text-box>
              <text:p>Rot = -90</text:p>
            </draw:text-box>
          </draw:frame>
          <draw:custom-shape draw:style-name="gr10" draw:text-style-name="P6" draw:layer="layout" svg:width="5.334cm" svg:height="0.762cm" draw:transform="rotate (-1.5707963267949) translate (20.05cm 6.08cm)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9.288cm" svg:y1="8.747cm" svg:x2="15.986cm" svg:y2="8.747cm">
            <text:p/>
          </draw:line>
          <draw:line draw:style-name="gr11" draw:text-style-name="P7" draw:layer="layout" svg:x1="19.669cm" svg:y1="8.747cm" svg:x2="19.669cm" svg:y2="13.7cm">
            <text:p/>
          </draw:line>
          <draw:frame draw:style-name="gr12" draw:text-style-name="P8" draw:layer="layout" svg:width="0.82cm" svg:height="0.962cm" draw:transform="rotate (-1.5707963267949) translate (18.091cm 8.816cm)">
            <draw:text-box>
              <text:p>x</text:p>
            </draw:text-box>
          </draw:frame>
          <draw:frame draw:style-name="gr12" draw:text-style-name="P8" draw:layer="layout" svg:width="0.82cm" svg:height="0.962cm" draw:transform="rotate (-1.5707963267949) translate (20.685cm 11.864cm)">
            <draw:text-box>
              <text:p>z</text:p>
            </draw:text-box>
          </draw:frame>
          <draw:frame draw:style-name="gr12" draw:text-style-name="P8" draw:layer="layout" svg:width="2.919cm" svg:height="0.962cm" draw:transform="rotate (-1.5707963267949) translate (21.066cm 7.096cm)">
            <draw:text-box>
              <text:p>Rot = 90</text:p>
            </draw:text-box>
          </draw:frame>
        </draw:g>
      </draw:page>
      <draw:page draw:name="page3" draw:style-name="dp1" draw:master-page-name="Default">
        <draw:frame draw:style-name="gr13" draw:text-style-name="P9" draw:layer="layout" svg:width="19.574cm" svg:height="6.09cm" svg:x="1cm" svg:y="14.822cm">
          <draw:image xlink:href="Pictures/1000000000000259000000BBA00F94B5ECADCEE0.png" xlink:type="simple" xlink:show="embed" xlink:actuate="onLoad" loext:mime-type="image/png">
            <text:p/>
          </draw:image>
        </draw:frame>
        <draw:frame draw:style-name="gr13" draw:text-style-name="P9" draw:layer="layout" svg:width="19.589cm" svg:height="12.196cm" svg:x="1cm" svg:y="2.647cm">
          <draw:image xlink:href="Pictures/10000201000002EE000001D363E76EB681CA538E.png" xlink:type="simple" xlink:show="embed" xlink:actuate="onLoad" loext:mime-type="image/png">
            <text:p/>
          </draw:image>
        </draw:frame>
        <draw:custom-shape draw:style-name="gr14" draw:text-style-name="P4" draw:layer="layout" svg:width="5.334cm" svg:height="1.27cm" svg:x="0.873cm" svg:y="1.381cm">
          <text:p text:style-name="P4">Arm Origin</text:p>
          <draw:enhanced-geometry svg:viewBox="0 0 21600 21600" draw:glue-points="10800 0 0 10800 10800 21600 21600 10800 ?f40 ?f41" draw:text-areas="0 0 21600 21600" draw:type="rectangular-callout" draw:modifiers="57892.8584817245 90376.7112509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3:09:23.225673747</meta:creation-date>
    <dc:date>2021-08-10T11:54:22.159546202</dc:date>
    <meta:editing-duration>PT56M52S</meta:editing-duration>
    <meta:editing-cycles>6</meta:editing-cycles>
    <meta:generator>LibreOffice/6.4.7.2$Linux_X86_64 LibreOffice_project/40$Build-2</meta:generator>
    <meta:document-statistic meta:object-count="49"/>
  </office:meta>
</office:document-meta>
</file>